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9.85pt" fo:break-before="auto" style:use-optimal-row-height="true"/>
    </style:style>
    <style:style style:name="ro4"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587.2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543.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791.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4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78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4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2:05:32.343733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9T14:55:13.173211488</dc:date>
    <meta:editing-duration>P57DT23H14M50S</meta:editing-duration>
    <meta:editing-cycles>2575</meta:editing-cycles>
    <meta:generator>LibreOffice/6.0.7.3$Linux_x86 LibreOffice_project/00m0$Build-3</meta:generator>
    <meta:document-statistic meta:table-count="3" meta:cell-count="47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